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de" fo:country="DE" style:language-asian="zxx" style:country-asian="none" style:language-complex="zxx" style:country-complex="none"/>
    </style:style>
    <style:style style:name="P2" style:family="paragraph" style:parent-style-name="Standard" style:list-style-name="L2"/>
    <style:style style:name="P3" style:family="paragraph" style:parent-style-name="Standard">
      <style:text-properties fo:language="de" fo:country="DE" style:language-asian="zxx" style:country-asian="none" style:language-complex="zxx" style:country-complex="none"/>
    </style:style>
    <style:style style:name="P4" style:family="paragraph" style:parent-style-name="Standard" style:list-style-name="L2">
      <style:text-properties fo:language="de" fo:country="DE" style:language-asian="zxx" style:country-asian="none" style:language-complex="zxx" style:country-complex="none"/>
    </style:style>
    <style:style style:name="T1" style:family="text">
      <style:text-properties fo:language="de" fo:country="DE" style:language-asian="zxx" style:country-asian="none" style:language-complex="zxx" style:country-complex="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onathan Hoschkara</text:p>
      <text:p text:style-name="P3">Project Tapir – Firefox Add-on</text:p>
      <text:p text:style-name="P3">Tool- und Pluginprogrammierung Projekt</text:p>
      <text:p text:style-name="P3"/>
      <text:p text:style-name="P3"/>
      <text:h text:style-name="P1" text:outline-level="1">Einleitung:</text:h>
      <text:p text:style-name="P3"/>
      <text:p text:style-name="Standard"><text:span text:style-name="T1">Im Rahmen der Veranstaltung </text:span><text:bookmark text:name="my_seminars"/><text:span text:style-name="T1">Tool- und Pluginprogrammierung habe ich ein Firefox Add-on entwickelt. Ich habe mich für ein Firefox Add-on entschieden, da ich ein Add-on entwickeln wollte, welches eine Alltagsaufgabe erledigen soll. Und da der Internetbrowser, in meinem Fall Firefox, eines meiner am häufigsten aufgerufenen Programme ist, war es interessant für diesen zu entwickeln.</text:span></text:p>
      <text:p text:style-name="Standard"><text:span text:style-name="T1"/></text:p>
      <text:p text:style-name="Standard"><text:span text:style-name="T1">Die Aufgabe des Add-ons ist das regelmäßige überprüfen einer Webseite auf Updates. Dabei habe ich mich von vornherein nur auf Webseiten beschränkt</text:span><text:bookmark text:name="dpfsent_1"/><text:span text:style-name="T1">, die nicht bei </text:span><text:bookmark text:name="dpfgram0_4211de_1_0"/><text:span text:style-name="T1">jedem Besuch neu generiert werden und eher einen klassischen Aufbau besitzen. </text:span><text:bookmark text:name="dpfsent_0"/><text:span text:style-name="T1">Außerdem ist das Add-on dazu gedacht Updates von Webseiten anzuzeigen, die selten aktualisiert werden, und damit Webseiten, die man sonst unregelmäßig aufsuchen würde, da sie vielleicht nur einmal pro Woche aktualisiert werden. </text:span></text:p>
      <text:p text:style-name="Standard"><text:span text:style-name="T1"/></text:p>
      <text:p text:style-name="Standard"><text:span text:style-name="T1">Schwierig war es eine Lösung zu finden, die mit möglichst vielen Webseiten funktioniert. Da der Aufbau und die verwendeten HTML-Elemente, Attribut und Klassennamen von Webseite zu Webseite sehr unterschiedlich sind.</text:span></text:p>
      <text:p text:style-name="Standard"><text:span text:style-name="T1">Deshalb ist meine Lösung eine eher spezielle Lösung und auf wenige Webseiten zugeschnitten.</text:span></text:p>
      <text:p text:style-name="P3"/>
      <text:p text:style-name="P3"/>
      <text:h text:style-name="P1" text:outline-level="1">Installation:</text:h>
      <text:p text:style-name="P3"/>
      <text:p text:style-name="P3">Die Datei project-tapir.xpi muss auf einen geöffneten Firefox-Browser gezogen werden, um sie zu installieren. Standardmäßig wird das Add-on-Symbol nach der Installation auf der Add-on-Leiste angezeigt, von der aus das Symbol dann verschoben werden kann. Die Add-on-Leiste kann mit dem Tastaturkürzel „Strg+/“ oder über Ansicht → Symbolleisten angezeigt werden. Sie erscheint dann an der Unterseite des Browsers.</text:p>
      <text:p text:style-name="P3"/>
      <text:p text:style-name="P3">Alternativ kann das Add-on SDK heruntergeladen und eingerichtet werden. Mit diesem kann über die Kommandozeilen-Konsole jeweils eine frischen Firefox-Instanz zum Installieren und testen, gestartet werden. (https://developer.mozilla.org/en-US/Add-ons/SDK/Tutorials/Installation)</text:p>
      <text:p text:style-name="P3"/>
      <text:p text:style-name="P3">Aufgrund eines Bugs im Add-on-SDK kann es dazu kommen das bei der Deinstallation des Add-ons die Preferences-Datei nicht gelöscht wird. Dadurch können bei einer erneuten Installation fehlerhafte Einträge angezeigt werden.</text:p>
      <text:p text:style-name="P3"/>
      <text:p text:style-name="P3"/>
      <text:h text:style-name="P1" text:outline-level="1">Entwicklung:</text:h>
      <text:p text:style-name="Text_20_body"><text:span text:style-name="T1">Das Add-on wurde unter Windows 7 und Firefox 27 und 28 entwickelt und getestet. Da mit Firefox 29 einige API-Änderungen bevorstehen, muss das Add-on für diese und nachfolgende Firefox Versionen eventuell angepasst werden, um problemlos zu funktionieren. </text:span></text:p>
      <text:p text:style-name="Text_20_body"><text:span text:style-name="T1"/></text:p>
      <text:p text:style-name="Text_20_body"><text:soft-page-break/><text:span text:style-name="T1">Entwickelt wurde das Add-on mithilfe des Firefox Add-on SDKs. Programmiert wurde es in Javascript, und Teile des Add-ons werden mithilfe von HTML/CSS dargestellt. Außerdem wurde die Javascript-Bibliothek jQuery eingebunden, vor allem um Elemente im DOM einfacher zu finden und zu bearbeiten als mit Javascript.</text:span></text:p>
      <text:p text:style-name="Text_20_body"><text:span text:style-name="T1"/></text:p>
      <text:p text:style-name="Text_20_body"><text:span text:style-name="T1">Das Add-on ist folgendermaßen aufgebaut:</text:span></text:p>
      <text:p text:style-name="Text_20_body"><text:span text:style-name="T1">Ein Widget wird als Icon in der Add-on-Leiste dargestellt. Das Icon des Widgets zeigt auch die Anzahl an neuen Updates als Zahl an.</text:span></text:p>
      <text:p text:style-name="Text_20_body"><text:span text:style-name="T1">Bei einem Klick mit der linken Maustaste auf das Icon öffnet sich ein Panel über diesem. In diesem Panel werden alle neuen Headlines als link dargestellt. Bei einem Linksklick auf einen link, öffnet sich dieser in einem neuen Tab und der Eintrag wird aus dem Panel entfernt. Bei einem Rechtsklick wird der Eintrag nur aus dem Panel entfernt ohne den link zu öffnen. Der clear-all Button entfernt alle Einträge aus dem Panel.</text:span></text:p>
      <text:p text:style-name="Text_20_body"><text:span text:style-name="T1">Unter den Add-on Einstellungen kann die zu untersuchende url, sowie das Aktualisierungs-Intervall eingestellt werden.</text:span></text:p>
      <text:p text:style-name="Text_20_body"><text:span text:style-name="T1">-------------------------</text:span></text:p>
      <text:p text:style-name="Text_20_body"><text:span text:style-name="T1">Der Haupt Add-on Code befindet sich in der Datei main.js im Ordner lib.</text:span></text:p>
      <text:p text:style-name="Text_20_body"><text:span text:style-name="T1">In main.js werden die einzelnen Komponenten erstellt. Außerdem regelt es die Kommunikation zwischen den einzelnen Komponenten des Add-ons, da eine direkte Kommunikation zwischen ihnen nicht möglich ist. Es kümmert sich um das laden und speichern der persistenten Daten, wie der zuletzt gefundenen Headline und dem Array der ungelesenen Headlines.</text:span></text:p>
      <text:p text:style-name="Text_20_body"><text:span text:style-name="T1">Es wird die zuletzt gefundene Headline einer Webseite gespeichert und dann periodisch die vorgegebene Webseite geöffnet und überprüft, ob es neue Headlines gibt. Falls es Neue gibt wird die zuletzt gefundene Headline aktualisiert und die ungelesenen Einträge in einem Array gespeichert.</text:span></text:p>
      <text:p text:style-name="Text_20_body"><text:span text:style-name="T1">Die Komponenten Widget, PageWorker und Panel werden über content-scripts gesteuert, die ihnen übergeben werden.</text:span></text:p>
      <text:p text:style-name="Text_20_body"><text:span text:style-name="T1">Die Funktion update erstellt bei jedem Aufruf ein PageWorker-Objekt, welches im Hintergrund eine Webseite laden und manipulieren kann.</text:span></text:p>
      <text:p text:style-name="Text_20_body"><text:span text:style-name="T1">Der PageWorker sucht mithilfe von jQuery, h3-tags die als Kind einen a-tag besitzen. Diese zeichnen eine Headline aus.</text:span></text:p>
      <text:p text:style-name="Text_20_body"><text:span text:style-name="T1">Ein array aller gefunden Headlines wird dann an main.js zurückgesendet, und dort in Objekten der Klasse Headline gespeichert.</text:span></text:p>
      <text:p text:style-name="Text_20_body"><text:span text:style-name="T1"/></text:p>
      <text:p text:style-name="Text_20_body"><text:span text:style-name="T1">Angezeigt werden die ungelesenen Headlines in einem Panel.</text:span></text:p>
      <text:p text:style-name="Text_20_body"><text:span text:style-name="T1">Das Aussehen des Panels ist in der Datei headlinePanel.html gespeichert. Neben der Überschrift befindet sich noch ein leerer div-Container mit der id „head“ auf der Seite. In diesen div-Container werden dann über das content-script mit Hilfe von jQuery die Headlines eingesetzt.</text:span></text:p>
      <text:p text:style-name="Text_20_body"><text:span text:style-name="T1">Außerdem wird an jede Headline ein „mousedown“-Listener angehängt. Bei einem Klick auf eine Headline meldet dieser Listener das geklickte Element an main.js. Dort wird abhängig von der Art des Mausklicks die Headline in einem neuen Tab geladen oder nur das Element aus dem Array der ungelesenen Headlines gelöscht. Außerdem wird es innerhalb des Panels ausgeblendet.</text:span></text:p>
      <text:h text:style-name="P1" text:outline-level="1"><text:soft-page-break/></text:h>
      <text:h text:style-name="P1" text:outline-level="1">Test:</text:h>
      <text:p text:style-name="P3"/>
      <text:p text:style-name="P3">Zum Testen des Add-ons ist die Seite „<text:a xlink:type="simple" xlink:href="http://www.allgamesbeta.com/">http://www.allgamesbeta.com/</text:a>“ voreingestellt. Da sich diese Seite zu Testzwecken nicht oft genug aktualisiert, habe ich das Add-on mit einer eigenen erstellten Webseite getestet.</text:p>
      <text:p text:style-name="P3"/>
      <text:p text:style-name="P3">Die HTML-Datei „myTestPage.html“ liegt dem Abgabeordner bei. Die Datei kann entweder bei einem Webservice hochgeladen werden oder als lokale Datei bei dem Add-on als url eingetragen werden. Ich habe sie in den public-Ordner meiner dropbox gelegt, und von dieser Datei den public-link in das Add-on eingetragen.</text:p>
      <text:p text:style-name="P3"/>
      <text:p text:style-name="P3"><text:span text:style-name="T1">In dieser Webseite sind einige Überschriften voreingestellt. Wenn nun Überschriften über der Headline, die beim Ersten Überprüfen der Seite von dem Add-on gespeichert wurde, hinzukommen, werden diese als ungelesene Headlines gespeichert. Dazu können in der Datei fertige div-Blöcke einkommentiert werden.</text:span></text:p>
      <text:h text:style-name="Heading_20_1" text:outline-level="1"><text:span text:style-name="T1"/></text:h>
      <text:h text:style-name="Heading_20_1" text:outline-level="1"><text:span text:style-name="T1">Fazit</text:span></text:h>
      <text:p text:style-name="Text_20_body"><text:span text:style-name="T1">Das entwickeln von Firefox Add-ons ist sehr interessant und die Tatsache, dass diese mit Hilfe von Webtechnologien wie Javascript und HTML entwickelt werden können ist sehr praktisch.</text:span></text:p>
      <text:p text:style-name="Text_20_body"><text:span text:style-name="T1">Mein Add-on erfüllt seinen Zweck, könnte aber noch weiter ausgebaut werden. So könnte es z.B. mehrerer Seiten gleichzeitig auf Updates überprüfen. Weitere Probleme die zu beheben wären sind das, auch nur bei einer kleinen Änderung, eine Überschrift als neue Überschrift registriert wird und somit alle Überschriften der Seite zu den ungelesenen hinzufügt.</text:span></text:p>
      <text:p text:style-name="P3"/>
      <text:p text:style-name="P3"/>
      <text:h text:style-name="P1" text:outline-level="1"/>
      <text:p text:style-name="P3"/>
      <text:h text:style-name="P1" text:outline-level="1">Quellen:</text:h>
      <text:list xml:id="list8630576260528422074" text:style-name="L2">
        <text:list-item>
          <text:p text:style-name="P2"><text:a xlink:type="simple" xlink:href="http://www.w3schools.com/jquery/default.asp"><text:span text:style-name="T1">http://www.w3schools.com/jquery/default.asp</text:span></text:a></text:p>
        </text:list-item>
        <text:list-item>
          <text:p text:style-name="P2"><text:a xlink:type="simple" xlink:href="http://api.jquery.com/"><text:span text:style-name="T1">http://api.jquery.com/</text:span></text:a></text:p>
        </text:list-item>
        <text:list-item>
          <text:p text:style-name="P2"><text:a xlink:type="simple" xlink:href="https://developer.mozilla.org/en-US/Add-ons/SDK/Tutorials"><text:span text:style-name="T1">https://developer.mozilla.org/en-US/Add-ons/SDK/Tutorials</text:span></text:a></text:p>
        </text:list-item>
        <text:list-item>
          <text:p text:style-name="P4"><text:a xlink:type="simple" xlink:href="https://developer.mozilla.org/en-US/Add-ons/SDK/Tutorials/Installation">https://developer.mozilla.org/en-US/Add-ons/SDK/Tutorials/Installation</text:a></text:p>
        </text:list-item>
        <text:list-item>
          <text:p text:style-name="P4"><text:span text:style-name="T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27M45S</meta:editing-duration>
    <meta:editing-cycles>42</meta:editing-cycles>
    <meta:generator>OpenOffice/4.0.1$Win32 OpenOffice.org_project/401m5$Build-9714</meta:generator>
    <dc:date>2014-04-05T00:14:08.82</dc:date>
    <meta:document-statistic meta:table-count="0" meta:image-count="0" meta:object-count="0" meta:page-count="3" meta:paragraph-count="42" meta:word-count="967" meta:character-count="6962"/>
    <meta:user-defined meta:name="Info 1"/>
    <meta:user-defined meta:name="Info 2"/>
    <meta:user-defined meta:name="Info 3"/>
    <meta:user-defined meta:name="Info 4"/>
  </office:meta>
</office:document-meta>
</file>